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dioButtonTagTests.get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dioButtonTagTests.withChecked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yFloatEditor.get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dioButtonTagTests.assertTagOpened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dioButtonTagTests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dioButtonTagTests.withUnchecked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adioButtonTagTests.collectionOfPetsWith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yFloat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dioButtonTagTests.creat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dioButtonTagTests.withCheckedValueAndDynamic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adioButtonTagTests.withCheck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adioButtonTagTests.dynamicTyp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dioButtonTagTests.collectionOfPetsNot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adioButtonTagTests.assertTagClosed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dioButtonTagTests.withCheckedObjectValueAnd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adioButtonTagTests.withUncheck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adioButtonTagTests.collectionOfP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adioButtonTag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